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Roboto" svg:font-family="Roboto, sans-serif"/>
    <style:font-face style:name="Trebuchet MS" svg:font-family="'Trebuchet MS', helvetica, arial, sans-serif"/>
    <style:font-face style:name="arial" svg:font-family="arial, sans-serif"/>
  </office:font-face-decls>
  <office:automatic-styles>
    <style:style style:name="P1" style:family="paragraph" style:parent-style-name="Standard">
      <style:paragraph-properties fo:text-align="center" style:justify-single-word="false"/>
      <style:text-properties style:font-name="Arial1" fo:font-weight="bold" officeooo:rsid="000027a9" officeooo:paragraph-rsid="000027a9" style:font-weight-asian="bold" style:font-weight-complex="bold"/>
    </style:style>
    <style:style style:name="P2" style:family="paragraph" style:parent-style-name="Standard">
      <style:paragraph-properties fo:text-align="start" style:justify-single-word="false"/>
      <style:text-properties fo:font-weight="bold" officeooo:rsid="00115613" officeooo:paragraph-rsid="00115613" style:font-weight-asian="bold" style:font-weight-complex="bold"/>
    </style:style>
    <style:style style:name="P3" style:family="paragraph" style:parent-style-name="Standard">
      <style:paragraph-properties fo:text-align="start" style:justify-single-word="false"/>
      <style:text-properties officeooo:paragraph-rsid="0002b592"/>
    </style:style>
    <style:style style:name="P4" style:family="paragraph" style:parent-style-name="Standard">
      <style:paragraph-properties fo:text-align="start" style:justify-single-word="false"/>
      <style:text-properties officeooo:paragraph-rsid="0005c656"/>
    </style:style>
    <style:style style:name="P5" style:family="paragraph" style:parent-style-name="Standard">
      <style:paragraph-properties fo:text-align="start" style:justify-single-word="false"/>
      <style:text-properties officeooo:paragraph-rsid="0005ec9d"/>
    </style:style>
    <style:style style:name="P6" style:family="paragraph" style:parent-style-name="Standard">
      <style:paragraph-properties fo:text-align="start" style:justify-single-word="false"/>
      <style:text-properties officeooo:paragraph-rsid="000ccc49"/>
    </style:style>
    <style:style style:name="P7" style:family="paragraph" style:parent-style-name="Standard">
      <style:paragraph-properties fo:text-align="start" style:justify-single-word="false"/>
      <style:text-properties officeooo:paragraph-rsid="00100d61"/>
    </style:style>
    <style:style style:name="P8" style:family="paragraph" style:parent-style-name="Standard" style:list-style-name="L2">
      <style:paragraph-properties fo:text-align="start" style:justify-single-word="false"/>
      <style:text-properties officeooo:paragraph-rsid="00115613"/>
    </style:style>
    <style:style style:name="P9" style:family="paragraph" style:parent-style-name="Standard">
      <style:paragraph-properties fo:text-align="start" style:justify-single-word="false"/>
      <style:text-properties officeooo:rsid="00115613" officeooo:paragraph-rsid="00115613"/>
    </style:style>
    <style:style style:name="P10" style:family="paragraph" style:parent-style-name="Standard" style:list-style-name="L2">
      <style:paragraph-properties fo:text-align="start" style:justify-single-word="false"/>
      <style:text-properties officeooo:rsid="00115613" officeooo:paragraph-rsid="00115613"/>
    </style:style>
    <style:style style:name="T1" style:family="text">
      <style:text-properties style:font-name="Arial1"/>
    </style:style>
    <style:style style:name="T2" style:family="text">
      <style:text-properties style:font-name="Arial1" fo:font-weight="normal" style:font-weight-asian="normal" style:font-weight-complex="normal"/>
    </style:style>
    <style:style style:name="T3" style:family="text">
      <style:text-properties style:font-name="Arial1" fo:font-weight="normal" officeooo:rsid="00016082" style:font-weight-asian="normal" style:font-weight-complex="normal"/>
    </style:style>
    <style:style style:name="T4" style:family="text">
      <style:text-properties style:font-name="Arial1" fo:font-weight="normal" officeooo:rsid="0002b592" style:font-weight-asian="normal" style:font-weight-complex="normal"/>
    </style:style>
    <style:style style:name="T5" style:family="text">
      <style:text-properties style:font-name="Arial1" fo:font-weight="normal" officeooo:rsid="00033213" style:font-weight-asian="normal" style:font-weight-complex="normal"/>
    </style:style>
    <style:style style:name="T6" style:family="text">
      <style:text-properties style:font-name="Arial1" fo:font-weight="normal" officeooo:rsid="00049976" style:font-weight-asian="normal" style:font-weight-complex="normal"/>
    </style:style>
    <style:style style:name="T7" style:family="text">
      <style:text-properties style:font-name="Arial1" fo:font-weight="normal" officeooo:rsid="0005c656" style:font-weight-asian="normal" style:font-weight-complex="normal"/>
    </style:style>
    <style:style style:name="T8" style:family="text">
      <style:text-properties style:font-name="Arial1" fo:font-weight="normal" officeooo:rsid="0005ec9d" style:font-weight-asian="normal" style:font-weight-complex="normal"/>
    </style:style>
    <style:style style:name="T9" style:family="text">
      <style:text-properties style:font-name="Arial1" fo:font-weight="normal" officeooo:rsid="0005fb66" style:font-weight-asian="normal" style:font-weight-complex="normal"/>
    </style:style>
    <style:style style:name="T10" style:family="text">
      <style:text-properties style:font-name="Arial1" fo:font-weight="normal" officeooo:rsid="00067185" style:font-weight-asian="normal" style:font-weight-complex="normal"/>
    </style:style>
    <style:style style:name="T11" style:family="text">
      <style:text-properties style:font-name="Arial1" fo:font-weight="normal" officeooo:rsid="0006a175" style:font-weight-asian="normal" style:font-weight-complex="normal"/>
    </style:style>
    <style:style style:name="T12" style:family="text">
      <style:text-properties style:font-name="Arial1" fo:font-weight="normal" officeooo:rsid="0008f79f" style:font-weight-asian="normal" style:font-weight-complex="normal"/>
    </style:style>
    <style:style style:name="T13" style:family="text">
      <style:text-properties style:font-name="Arial1" fo:font-weight="normal" officeooo:rsid="0009b2ae" style:font-weight-asian="normal" style:font-weight-complex="normal"/>
    </style:style>
    <style:style style:name="T14" style:family="text">
      <style:text-properties style:font-name="Arial1" fo:font-weight="normal" officeooo:rsid="000ccc49" style:font-weight-asian="normal" style:font-weight-complex="normal"/>
    </style:style>
    <style:style style:name="T15" style:family="text">
      <style:text-properties style:font-name="Arial1" fo:font-weight="normal" officeooo:rsid="000e185d" style:font-weight-asian="normal" style:font-weight-complex="normal"/>
    </style:style>
    <style:style style:name="T16" style:family="text">
      <style:text-properties style:font-name="Arial1" fo:font-weight="normal" officeooo:rsid="00115613" style:font-weight-asian="normal" style:font-weight-complex="normal"/>
    </style:style>
    <style:style style:name="T17" style:family="text">
      <style:text-properties style:font-name="Arial1" fo:font-weight="normal" officeooo:rsid="0012b5b7" style:font-weight-asian="normal" style:font-weight-complex="normal"/>
    </style:style>
    <style:style style:name="T18" style:family="text">
      <style:text-properties style:font-name="Arial1" fo:font-size="12pt" fo:font-weight="normal" officeooo:rsid="000ccc49" style:font-size-asian="12pt" style:font-weight-asian="normal" style:font-size-complex="12pt" style:font-weight-complex="normal"/>
    </style:style>
    <style:style style:name="T19" style:family="text">
      <style:text-properties style:font-name="Arial1" fo:font-size="12pt" fo:font-weight="normal" officeooo:rsid="000e185d" style:font-size-asian="12pt" style:font-weight-asian="normal" style:font-size-complex="12pt" style:font-weight-complex="normal"/>
    </style:style>
    <style:style style:name="T20" style:family="text">
      <style:text-properties style:font-name="Arial1" officeooo:rsid="0005ec9d"/>
    </style:style>
    <style:style style:name="T21" style:family="text">
      <style:text-properties fo:font-variant="normal" fo:text-transform="none" fo:color="#000000" loext:opacity="100%" style:font-name="Arial1" fo:font-size="12pt" fo:letter-spacing="normal" fo:font-style="normal" fo:font-weight="normal" officeooo:rsid="000ccc49" style:font-size-asian="12pt" style:font-weight-asian="normal" style:font-size-complex="12pt" style:font-weight-complex="normal"/>
    </style:style>
    <style:style style:name="T22" style:family="text">
      <style:text-properties fo:font-variant="normal" fo:text-transform="none" fo:color="#000000" loext:opacity="100%" style:font-name="Arial1" fo:font-size="12pt" fo:letter-spacing="normal" fo:font-style="normal" fo:font-weight="normal" officeooo:rsid="000e185d" style:font-size-asian="12pt" style:font-weight-asian="normal" style:font-size-complex="12pt" style:font-weight-complex="normal"/>
    </style:style>
    <style:style style:name="T23" style:family="text">
      <style:text-properties fo:font-variant="normal" fo:text-transform="none" fo:color="#000000" loext:opacity="100%" style:font-name="Arial1" fo:font-size="12pt" fo:letter-spacing="normal" fo:font-style="normal" fo:font-weight="normal" officeooo:rsid="0009b2ae" style:font-size-asian="12pt" style:font-weight-asian="normal" style:font-size-complex="12pt" style:font-weight-complex="normal"/>
    </style:style>
    <style:style style:name="T24" style:family="text">
      <style:text-properties fo:font-variant="normal" fo:text-transform="none" fo:color="#000000" loext:opacity="100%" style:font-name="Arial1" fo:font-size="12pt" fo:letter-spacing="normal" fo:font-style="normal" fo:font-weight="normal" officeooo:rsid="00100d61" style:font-size-asian="12pt" style:font-weight-asian="normal" style:font-size-complex="12pt" style:font-weight-complex="normal"/>
    </style:style>
    <style:style style:name="T25" style:family="text">
      <style:text-properties fo:font-variant="normal" fo:text-transform="none" fo:color="#000000" loext:opacity="100%" style:font-name="Arial1" fo:font-size="12pt" fo:letter-spacing="normal" fo:font-style="normal" fo:font-weight="normal" officeooo:rsid="0009b2ae" fo:background-color="#ffffff" loext:char-shading-value="0" style:font-size-asian="12pt" style:font-size-complex="12pt" loext:padding="0cm" loext:border="none"/>
    </style:style>
    <style:style style:name="T26" style:family="text">
      <style:text-properties fo:font-variant="normal" fo:text-transform="none" fo:color="#000000" loext:opacity="100%" style:font-name="Arial1" fo:font-size="12pt" fo:letter-spacing="normal" fo:font-style="normal" fo:font-weight="normal" officeooo:rsid="00100d61" fo:background-color="#ffffff" loext:char-shading-value="0" style:font-size-asian="12pt" style:font-size-complex="12pt" loext:padding="0cm" loext:border="none"/>
    </style:style>
    <style:style style:name="T27" style:family="text">
      <style:text-properties fo:font-variant="normal" fo:text-transform="none" fo:color="#000000" loext:opacity="100%" style:font-name="Arial1" fo:font-size="12pt" fo:letter-spacing="normal" fo:font-style="normal" fo:font-weight="normal" officeooo:rsid="0009b2ae" fo:background-color="#ffffff" loext:char-shading-value="0"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font-name="Arial1" fo:font-size="12pt" fo:letter-spacing="normal" fo:font-style="normal" fo:font-weight="normal" officeooo:rsid="00100d61" fo:background-color="#ffffff" loext:char-shading-value="0"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font-name="Arial1" fo:font-size="12pt" fo:letter-spacing="normal" fo:font-style="normal" style:text-underline-style="none" fo:font-weight="normal" officeooo:rsid="0009b2ae" fo:background-color="#ffffff" loext:char-shading-value="0"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font-name="Arial1" fo:font-size="12pt" fo:letter-spacing="normal" fo:font-style="normal" style:text-underline-style="none" fo:font-weight="normal" officeooo:rsid="0009b2ae" style:font-size-asian="12pt" style:font-weight-asian="normal" style:font-size-complex="12pt" style:font-weight-complex="normal"/>
    </style:style>
    <style:style style:name="T31" style:family="text">
      <style:text-properties fo:font-variant="normal" fo:text-transform="none" fo:color="#000000" loext:opacity="100%" style:font-name="Arial1" fo:font-size="12pt" fo:letter-spacing="normal" fo:font-style="normal" style:text-underline-style="none" fo:font-weight="normal" officeooo:rsid="00100d61" style:font-size-asian="12pt" style:font-weight-asian="normal" style:font-size-complex="12pt" style:font-weight-complex="normal"/>
    </style:style>
    <style:style style:name="T32"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09b2ae" style:text-blinking="false" style:font-size-asian="12pt" style:font-weight-asian="normal" style:font-size-complex="12pt" style:font-weight-complex="normal" loext:padding="0cm" loext:border="none"/>
    </style:style>
    <style:style style:name="T33" style:family="text">
      <style:text-properties fo:font-variant="normal" fo:text-transform="none" fo:color="#1b1b1b" loext:opacity="100%" style:font-name="Arial1" fo:font-size="12pt" fo:letter-spacing="normal" fo:font-style="normal" fo:font-weight="normal" officeooo:rsid="0009b2ae" style:font-size-asian="12pt" style:font-weight-asian="normal" style:font-size-complex="12pt" style:font-weight-complex="normal"/>
    </style:style>
    <style:style style:name="T34" style:family="text">
      <style:text-properties fo:font-variant="normal" fo:text-transform="none" fo:color="#1b1b1b" loext:opacity="100%" style:font-name="Arial1" fo:font-size="12pt" fo:letter-spacing="normal" fo:font-style="normal" fo:font-weight="normal" officeooo:rsid="00100d61"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ÓRIA E EVOLUÇÃO DOS COMPUTADORES</text:p>
      <text:p text:style-name="P3"><text:span text:style-name="T3"/></text:p>
      <text:p text:style-name="P6"><text:span text:style-name="T3"><text:tab/></text:span><text:span text:style-name="T14">Em 1940, o então cientista Alan Turing desenvolveu uma máqu</text:span><text:span text:style-name="T18">ina, </text:span><text:span text:style-name="T19">nomeada de Victory,</text:span><text:span text:style-name="T18"> capaz de</text:span><text:span text:style-name="T21"> decifrar mensagens, estas criptografadas por uma outra máquina chamada Enigma, emitidas pelas forças armadas alemãs durante a segunda guerra mundial.</text:span><text:span text:style-name="T14"> Este feito salvou milhões de vidas que seriam perdidas na guerra e </text:span><text:span text:style-name="T15">encurtou a duração da guerra. </text:span><text:span text:style-name="T22">Porém, sua maior contribuição para a computação foi a criação da “Máquina de Turing”. Uma invenção automática capaz de manipular símbolos em uma fita de acordo com uma série de regras para guardar informação, exatamente como os computadores fazem hoje em dia. Turing desenvolveu conceitos de algoritmo, uma receita que mostra passo a passo os procedimentos necessários para a resolução de uma tarefa, e computação.</text:span><text:span text:style-name="T19"> </text:span></text:p>
      <text:p text:style-name="P4"><text:span text:style-name="T3"><text:tab/>A primeira máquina considerada como “primeiro computador” é </text:span><text:span text:style-name="T4">o famoso “Computador Integrador Numérico Eletrônico” ( ENIAC ), construído 1946 na Universidade da Pensilvânia nos Estados Unidos, financiado pelo Exército, pesava cerca de </text:span><text:span text:style-name="T5">trinta</text:span><text:span text:style-name="T4"> toneladas e ocupava uma área de 1</text:span><text:span text:style-name="T5">80</text:span><text:span text:style-name="T4"> m². </text:span><text:span text:style-name="T5">Foi considerado uma revolução, pois ele conseguia realizar cinco mil operações por segundo; hoje ele faz parte do que é considerado como a primeira geração de computadores. </text:span></text:p>
      <text:p text:style-name="P4"><text:span text:style-name="T5"><text:tab/>A próxima geração viria somente em </text:span><text:span text:style-name="T6">1962, fabricado pela IBM o “IBM 7094” é considerado o primeiro computador da segunda geração, pois usava transistores no lugar das válvulas, componentes estes feitos de silício, tecnologia utilizada até hoje; Esta troca foi feita devido ao fato de que transistores eram menores e mais econômicos energeticamente em comparação as válvulas, o que reduzindo o tamanho do computador </text:span><text:span text:style-name="T7">em até dez vezes, seu peso também reduziu drasticamente, o IBM 7094</text:span><text:span text:style-name="T6"> pesava 890 </text:span><text:span text:style-name="T7">quilos.</text:span></text:p>
      <text:p text:style-name="P5"><text:span text:style-name="T7"><text:tab/>A terceira geração veio em 1964, novamente com uma máquina da IBM, a “IBM System/360” utilizava uma um novo componente, os semicondutores, um material capaz de conduzir correntes elétricas, este novo componente aumentou significativamente a velocidade de processamento dos computadores. Junto com os semicondutores, o IBM System/360 foi o primeiro computador a utilizar </text:span><text:span text:style-name="T8">circuitos</text:span><text:span text:style-name="T7"> integrados, </text:span><text:span text:style-name="T8">hoje esses circuitos integrados são popularmente chamados de “chips”. Este novo computador conseguiu alcançar um desempenho de dois milhões de operações por segundo, marca tão alta para a época que fez os outros computadores ficassem obsoletos. Este também foi o primeiro a trazer o conceito de monitores, o que, de forma bem simples, facilitou a utilização da máquina.</text:span></text:p>
      <text:p text:style-name="P5"><text:span text:style-name="T8"><text:tab/></text:span><text:span text:style-name="T9">Em 1973 a Xerox realizou uma apresentação de seu novo computador, o “Xerox Alto”, hoje considerado o primeiro computador da quarta geração, pois apresentava o conceito de mouse junto com um sistema operacional baseado em imagens e gráficos. </text:span><text:span text:style-name="T10">O Alto era consideravelmente menor que seus antecessores, pois utilizava os recém-criados microprocessadores, este feito estabeleceu que os novos computadores fossem chamados de “microcomputadores”. Inspirados no Alto, surgiram os microcomputadores da Apple ( </text:span><text:span text:style-name="T11">L</text:span><text:span text:style-name="T10">isa, </text:span><text:span text:style-name="T11">M</text:span><text:span text:style-name="T10">acintosh </text:span><text:span text:style-name="T11">e o popular Apple 2 </text:span><text:span text:style-name="T10">) e </text:span><text:span text:style-name="T11">da IBM ( IBM 5150 ), os computadores da IBM vinham com o sistema operacional “MS-DOS” feito pela Microsoft, o que posteriormente foi alterado para o, hoje popular, sistema “Windows”.</text:span></text:p>
      <text:p text:style-name="P5"><text:span text:style-name="T11"><text:tab/></text:span><text:span text:style-name="T12">A quarta geração possui mais um ponto de revolução no modo como a sociedade enxerga a tecnologia e em especial os computadores, a revolução dos “Smartphones”. Em 1994 a IBM criou o “IBM SIMON”, o primeiro smartphone do mundo, entretanto o mesmo não conseguiu se popularizar globalmente, foi apenas em 2007 </text:span><text:span text:style-name="T13">com o lançamento do primeiro celular da Apple, o Iphone, que um smartphone conseguiu se popularizar. Feito este que tem como motivo a grande quantidade de funções de um smartphone, uma tarefa que antes era necessário ter cinco ou mais dispositivos em mãos hoje é feita com um único aparelho.</text:span></text:p>
      <text:p text:style-name="P7"><text:soft-page-break/><text:span text:style-name="Strong_20_Emphasis"><text:span text:style-name="T27"><text:tab/></text:span></text:span><text:span text:style-name="Strong_20_Emphasis"><text:span text:style-name="T27">Algun</text:span></text:span><text:span text:style-name="Strong_20_Emphasis"><text:span text:style-name="T28">s </text:span></text:span><text:span text:style-name="Strong_20_Emphasis"><text:span text:style-name="T27">c</text:span></text:span><text:span text:style-name="Strong_20_Emphasis"><text:span text:style-name="T28">i</text:span></text:span><text:span text:style-name="Strong_20_Emphasis"><text:span text:style-name="T28">entistas defendem q</text:span></text:span><text:span text:style-name="Strong_20_Emphasis"><text:span text:style-name="T28">ue a próxima geração vi</text:span></text:span><text:span text:style-name="Strong_20_Emphasis"><text:span text:style-name="T28">rá </text:span></text:span><text:span text:style-name="Strong_20_Emphasis"><text:span text:style-name="T28">com o</text:span></text:span><text:span text:style-name="Strong_20_Emphasis"><text:span text:style-name="T28"> </text:span></text:span><text:span text:style-name="Strong_20_Emphasis"><text:span text:style-name="T25">computador</text:span></text:span><text:span text:style-name="Strong_20_Emphasis"><text:span text:style-name="T27"> </text:span></text:span><text:span text:style-name="Strong_20_Emphasis"><text:span text:style-name="T25">quântico, </text:span></text:span><text:span text:style-name="T23">um dispositivo programável capaz de realizar </text:span><text:span text:style-name="Strong_20_Emphasis"><text:span text:style-name="T25">cálculos</text:span></text:span><text:span text:style-name="Strong_20_Emphasis"><text:span text:style-name="T27"> </text:span></text:span><text:span text:style-name="Strong_20_Emphasis"><text:span text:style-name="T25">e algoritmos </text:span></text:span><text:span text:style-name="T23">por meio da manipulação e leitura de informações armazenadas em sistemas quânticos, como </text:span><text:a xlink:type="simple" xlink:href="https://brasilescola.uol.com.br/o-que-e/quimica/o-que-e-atomo.htm" text:style-name="Internet_20_link" text:visited-style-name="Visited_20_Internet_20_Link"><text:span text:style-name="T29">átomos</text:span></text:a><text:span text:style-name="T30">, moléculas, </text:span><text:a xlink:type="simple" xlink:href="https://brasilescola.uol.com.br/quimica/protons.htm" text:style-name="Internet_20_link" text:visited-style-name="Visited_20_Internet_20_Link"><text:span text:style-name="T29">prótons</text:span></text:a><text:span text:style-name="T30">, </text:span><text:span text:style-name="T31">elétrons</text:span><text:span text:style-name="T29"> </text:span><text:span text:style-name="T30">e </text:span><text:a xlink:type="simple" xlink:href="https://brasilescola.uol.com.br/o-que-e/fisica/o-que-sao-fotons.htm" text:style-name="Internet_20_link" text:visited-style-name="Visited_20_Internet_20_Link"><text:span text:style-name="T29">fótons</text:span></text:a><text:span text:style-name="T30">. </text:span></text:p>
      <text:p text:style-name="P7"><text:span text:style-name="T23"><text:tab/>Em outubro de 2021, duas equipes de cientistas chineses anunciaram um novo feito, a </text:span><text:span text:style-name="T24">construção do</text:span><text:span text:style-name="T23"> computador quântico mais rápido do mundo. Ele calculou em um milissegundo operações que durariam </text:span><text:span text:style-name="T24">trinta</text:span><text:span text:style-name="T23"> trilhões de anos para serem </text:span><text:span text:style-name="T24">realizadas</text:span><text:span text:style-name="T23"> em computadores comuns. Os resultados foram </text:span><text:a xlink:type="simple" xlink:href="https://journals.aps.org/prl/abstract/10.1103/PhysRevLett.127.180501" office:target-frame-name="_blank" xlink:show="new" text:style-name="Internet_20_link" text:visited-style-name="Visited_20_Internet_20_Link"><text:span text:style-name="T32">publicados na prestigiada </text:span></text:a><text:a xlink:type="simple" xlink:href="https://journals.aps.org/prl/abstract/10.1103/PhysRevLett.127.180501" office:target-frame-name="_blank" xlink:show="new" text:style-name="Internet_20_link" text:visited-style-name="Visited_20_Internet_20_Link"><text:span text:style-name="Emphasis"><text:span text:style-name="T32">Physical Review Letters</text:span></text:span></text:a><text:span text:style-name="T23">. </text:span><text:span text:style-name="T33">Na segunda semana de novembro, a IBM anunciou a fabricação de um novíssimo processador quântico, </text:span><text:span text:style-name="T34">nomeado</text:span><text:span text:style-name="T33"> “Eagle”. Sua principal característica é a imensa capacidade </text:span><text:span text:style-name="T34">de processamento</text:span><text:span text:style-name="T33">, 127 qubits (bits quânticos), que marca o ponto de mudança da computação tradicional ao formato quântico. Devido a essa enorme capacidade de processa</text:span><text:span text:style-name="T34">r dados</text:span><text:span text:style-name="T33">, não é mais possível simular programas feitos para ele nos computadores comuns, baseados na lógica binária</text:span><text:span text:style-name="T23">.</text:span></text:p>
      <text:p text:style-name="P5"><text:span text:style-name="T11"><text:tab/></text:span></text:p>
      <text:p text:style-name="P5"><text:span text:style-name="T8"><text:tab/></text:span></text:p>
      <text:p text:style-name="P5"><text:span text:style-name="T8"/></text:p>
      <text:p text:style-name="P5"><text:span text:style-name="T8"/></text:p>
      <text:p text:style-name="P2"><text:span text:style-name="T20">R</text:span><text:span text:style-name="T1">eferências:</text:span></text:p>
      <text:p text:style-name="P9"><text:span text:style-name="T2"/></text:p>
      <text:list xml:id="list2215444978" text:style-name="L2">
        <text:list-item>
          <text:p text:style-name="P10"><text:span text:style-name="T2">A criação dos computadores pessoais | Nerdologia. Disponível em: https://www.youtube.com/watch?v=Vb0iORewZDA&amp;t=442s</text:span></text:p>
          <text:p text:style-name="P10"><text:span text:style-name="T2"/></text:p>
        </text:list-item>
        <text:list-item>
          <text:p text:style-name="P10"><text:span text:style-name="T2">HISTORIA : A EVOLUÇÃO DOS COMPUTADORES | PcMarvie – Tutoriais Disponível em: https://www.youtube.com/watch?v=mFdUqqwzbVs&amp;t=1s</text:span></text:p>
          <text:p text:style-name="P10"><text:span text:style-name="T2"/></text:p>
        </text:list-item>
        <text:list-item>
          <text:p text:style-name="P10"><text:span text:style-name="T2">Breve história dos smartphones | Nerdologia. Disponível em: https://www.youtube.com/watch?v=jPsqInAxm6w&amp;t=502s</text:span></text:p>
          <text:p text:style-name="P10"><text:span text:style-name="T2"/></text:p>
        </text:list-item>
        <text:list-item>
          <text:p text:style-name="P10"><text:span text:style-name="T2">Biografia Alan Turing. Disponível em: https://brasilescola.uol.com.br/biografia/alan-mathison.htm</text:span></text:p>
          <text:p text:style-name="P10"><text:span text:style-name="T2"/></text:p>
        </text:list-item>
        <text:list-item>
          <text:p text:style-name="P10"><text:span text:style-name="T2">The Alan Turing Institute. Disponível em: https://www.turing.ac.uk/</text:span></text:p>
          <text:p text:style-name="P10"><text:span text:style-name="T2"/></text:p>
        </text:list-item>
        <text:list-item>
          <text:p text:style-name="P10"><text:span text:style-name="T2">Portal da Universidade Federal do Rio Grande do Sul. Disponível em: http://www.ufrgs.br/ufrgs/inicial</text:span></text:p>
          <text:p text:style-name="P10"><text:span text:style-name="T2"/></text:p>
        </text:list-item>
        <text:list-item>
          <text:p text:style-name="P10"><text:span text:style-name="T2">História, Alan Turing, o pai da computação. Disponível em: http://www.invivo.fiocruz.br/cgi/cgilua.exe/sys/start.htm?infoid=1370&amp;sid=7</text:span></text:p>
          <text:p text:style-name="P10"><text:span text:style-name="T2"/></text:p>
        </text:list-item>
        <text:list-item>
          <text:p text:style-name="P8"><text:span text:style-name="T16">Computação Quântica | Nerdologia. Disponível em: https://www.youtube.com/watch?v=fLN1zQOPT2E&amp;t=421s</text:span></text:p>
          <text:p text:style-name="P10"><text:span text:style-name="T2"/></text:p>
        </text:list-item>
        <text:list-item>
          <text:p text:style-name="P10"><text:span text:style-name="T17">Como os computadores quânticos podem mudar o mundo que conhecemos. Disponível em: </text:span><text:span text:style-name="T2">https://revistagalileu.globo.com/Ciencia/noticia/2021/12/como-os-computadores-quanticos-podem-mudar-o-mundo-que-conhecemos.html</text:span></text:p>
          <text:p text:style-name="P10"><text:span text:style-name="T2"/></text:p>
        </text:list-item>
        <text:list-item>
          <text:p text:style-name="P10"><text:span text:style-name="T17">Computador Quântico. Disponível em: </text:span><text:span text:style-name="T2">https://brasilescola.uol.com.br/fisica/computacao-quantica.ht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Roboto" svg:font-family="Roboto, sans-serif"/>
    <style:font-face style:name="Trebuchet MS" svg:font-family="'Trebuchet MS', helvetica, arial,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16:32:52.931000000</meta:creation-date>
    <dc:date>2022-02-07T02:27:13.383000000</dc:date>
    <meta:editing-duration>PT7M41S</meta:editing-duration>
    <meta:editing-cycles>3</meta:editing-cycles>
    <meta:generator>LibreOffice/7.3.0.3$Windows_X86_64 LibreOffice_project/0f246aa12d0eee4a0f7adcefbf7c878fc2238db3</meta:generator>
    <meta:document-statistic meta:table-count="0" meta:image-count="0" meta:object-count="0" meta:page-count="2" meta:paragraph-count="31" meta:word-count="861" meta:character-count="6087" meta:non-whitespace-character-count="5253"/>
  </office:meta>
</office:document-meta>
</file>